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1" svg:font-family="'Courier New'"/>
    <style:font-face style:name="Calibri" svg:font-family="Calibri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" style:family="graphic" style:parent-style-name="standard">
      <style:graphic-properties draw:stroke="none" draw:fill="none" draw:textarea-vertical-align="middle" fo:min-height="0.628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solid" svg:stroke-width="0.071cm" svg:stroke-color="#000000" draw:marker-start="Marker_5f_0" draw:marker-start-width="0.433cm" draw:marker-end="Marker_5f_0" draw:marker-end-width="0.433cm" svg:stroke-opacity="100%" draw:stroke-linejoin="round" svg:stroke-linecap="round" draw:fill="none" fo:padding-top="0.16cm" fo:padding-bottom="0.16cm" fo:padding-left="0.285cm" fo:padding-right="0.285cm" draw:shadow="hidden"/>
    </style:style>
    <style:style style:name="gr4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0.55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solid" svg:stroke-width="0.071cm" svg:stroke-color="#ff0000" svg:stroke-opacity="100%" draw:stroke-linejoin="round" svg:stroke-linecap="round" draw:fill="none" fo:padding-top="0.16cm" fo:padding-bottom="0.16cm" fo:padding-left="0.285cm" fo:padding-right="0.285cm" draw:shadow="hidden"/>
    </style:style>
    <style:style style:name="gr7" style:family="graphic" style:parent-style-name="standard">
      <style:graphic-properties draw:stroke="solid" svg:stroke-width="0.071cm" svg:stroke-color="#00b050" svg:stroke-opacity="100%" draw:stroke-linejoin="round" svg:stroke-linecap="round" draw:fill="none" fo:padding-top="0.16cm" fo:padding-bottom="0.16cm" fo:padding-left="0.285cm" fo:padding-right="0.285cm" draw:shadow="hidden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style:font-name="Calibri1" fo:font-size="10pt" fo:font-style="italic" style:font-name-asian="Calibri1" style:font-size-asian="10pt" style:font-style-asian="italic" style:font-name-complex="Calibri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ath draw:style-name="gr1" draw:text-style-name="P1" draw:layer="layout" svg:width="5.34cm" svg:height="2.931cm" svg:x="10.726cm" svg:y="4.243cm" svg:viewBox="0 0 5341 2932" svg:d="M0 0h3052 1c421 0 779 88 1144 281 365 192 627 432 837 766 211 334 307 662 307 1047v838">
          <text:p/>
        </draw:path>
        <draw:path draw:style-name="gr1" draw:text-style-name="P1" draw:layer="layout" svg:width="5.34cm" svg:height="2.931cm" svg:x="10.726cm" svg:y="7.173cm" svg:viewBox="0 0 5341 2932" svg:d="M0 2932h3052 1c421 0 779-88 1144-281 365-192 627-432 837-766 211-334 307-662 307-1047v-838">
          <text:p/>
        </draw:path>
        <draw:path draw:style-name="gr1" draw:text-style-name="P1" draw:layer="layout" svg:width="5.34cm" svg:height="2.931cm" svg:x="5.386cm" svg:y="4.243cm" svg:viewBox="0 0 5341 2932" svg:d="M5341 0h-3053c-421 0-779 88-1144 281-365 192-627 432-837 766-211 334-307 662-307 1047v838">
          <text:p/>
        </draw:path>
        <draw:path draw:style-name="gr1" draw:text-style-name="P1" draw:layer="layout" svg:width="5.34cm" svg:height="2.931cm" svg:x="5.386cm" svg:y="7.173cm" svg:viewBox="0 0 5341 2932" svg:d="M5341 2932h-3053c-421 0-779-88-1144-281-365-192-627-432-837-766-211-334-307-662-307-1047v-838">
          <text:p/>
        </draw:path>
        <draw:path draw:style-name="gr1" draw:text-style-name="P1" draw:layer="layout" svg:width="4.19cm" svg:height="2.095cm" svg:x="10.726cm" svg:y="5.079cm" svg:viewBox="0 0 4191 2096" svg:d="M0 0h2395c331 0 612 63 898 201 286 137 492 309 657 548 166 238 241 473 241 748v599">
          <text:p/>
        </draw:path>
        <draw:path draw:style-name="gr1" draw:text-style-name="P1" draw:layer="layout" svg:width="4.19cm" svg:height="2.095cm" svg:x="10.726cm" svg:y="7.173cm" svg:viewBox="0 0 4191 2096" svg:d="M0 2096h2395c331 0 612-63 898-201 286-137 492-309 657-548 166-238 241-473 241-748v-599">
          <text:p/>
        </draw:path>
        <draw:path draw:style-name="gr1" draw:text-style-name="P1" draw:layer="layout" svg:width="4.19cm" svg:height="2.095cm" svg:x="6.536cm" svg:y="5.079cm" svg:viewBox="0 0 4191 2096" svg:d="M4191 0h-2395c-331 0-612 63-898 201-286 137-492 309-657 548-166 238-241 473-241 748v599">
          <text:p/>
        </draw:path>
        <draw:path draw:style-name="gr1" draw:text-style-name="P1" draw:layer="layout" svg:width="4.19cm" svg:height="2.095cm" svg:x="6.536cm" svg:y="7.173cm" svg:viewBox="0 0 4191 2096" svg:d="M4191 2096h-2395c-331 0-612-63-898-201-286-137-492-309-657-548-166-238-241-473-241-748v-599">
          <text:p/>
        </draw:path>
        <draw:path draw:style-name="gr1" draw:text-style-name="P1" draw:layer="layout" svg:width="6.512cm" svg:height="3.623cm" svg:x="10.726cm" svg:y="3.55cm" svg:viewBox="0 0 6513 3624" svg:d="M0 0h3722c513 0 950 109 1395 347s765 535 1022 947c257 413 374 818 374 1295v1035">
          <text:p/>
        </draw:path>
        <draw:path draw:style-name="gr1" draw:text-style-name="P1" draw:layer="layout" svg:width="6.512cm" svg:height="3.623cm" svg:x="10.726cm" svg:y="7.173cm" svg:viewBox="0 0 6513 3624" svg:d="M0 3624h3722c513 0 950-109 1395-347s765-535 1022-947c257-413 374-818 374-1295v-1035">
          <text:p/>
        </draw:path>
        <draw:path draw:style-name="gr1" draw:text-style-name="P1" draw:layer="layout" svg:width="6.512cm" svg:height="3.623cm" svg:x="4.214cm" svg:y="3.55cm" svg:viewBox="0 0 6513 3624" svg:d="M6513 0h-3722c-513 0-950 109-1395 347s-765 535-1022 947c-257 413-374 818-374 1295v1035">
          <text:p/>
        </draw:path>
        <draw:path draw:style-name="gr1" draw:text-style-name="P1" draw:layer="layout" svg:width="6.512cm" svg:height="3.623cm" svg:x="4.214cm" svg:y="7.173cm" svg:viewBox="0 0 6513 3624" svg:d="M6513 3624h-3722c-513 0-950-109-1395-347s-765-535-1022-947c-257-413-374-818-374-1295v-1035">
          <text:p/>
        </draw:path>
        <draw:line draw:style-name="gr1" draw:text-style-name="P1" draw:layer="layout" svg:x1="10.622cm" svg:y1="9.084cm" svg:x2="10.622cm" svg:y2="9.431cm">
          <text:p/>
        </draw:line>
        <draw:line draw:style-name="gr1" draw:text-style-name="P1" draw:layer="layout" svg:x1="6.72cm" svg:y1="7.173cm" svg:x2="6.373cm" svg:y2="7.173cm">
          <text:p/>
        </draw:line>
        <draw:line draw:style-name="gr1" draw:text-style-name="P1" draw:layer="layout" svg:x1="15.067cm" svg:y1="7.173cm" svg:x2="14.72cm" svg:y2="7.173cm">
          <text:p/>
        </draw:line>
        <draw:line draw:style-name="gr1" draw:text-style-name="P1" draw:layer="layout" svg:x1="10.7cm" svg:y1="4.9cm" svg:x2="10.7cm" svg:y2="5.247cm">
          <text:p/>
        </draw:line>
        <draw:frame draw:style-name="gr2" draw:text-style-name="P1" draw:layer="layout" svg:width="1.161cm" svg:height="0.91cm" svg:x="6.6cm" svg:y="6.437cm">
          <draw:text-box>
            <text:p text:style-name="P2"><text:span text:style-name="T1">S</text:span><text:span text:style-name="T1">E</text:span><text:span text:style-name="T1">0</text:span><text:span text:style-name="T1">2</text:span></text:p>
          </draw:text-box>
        </draw:frame>
        <draw:frame draw:style-name="gr2" draw:text-style-name="P1" draw:layer="layout" svg:width="1.161cm" svg:height="0.91cm" svg:x="10.433cm" svg:y="8.521cm">
          <draw:text-box>
            <text:p text:style-name="P2"><text:span text:style-name="T1">SE01</text:span></text:p>
          </draw:text-box>
        </draw:frame>
        <draw:frame draw:style-name="gr2" draw:text-style-name="P1" draw:layer="layout" svg:width="1.161cm" svg:height="0.91cm" svg:x="13.907cm" svg:y="6.437cm">
          <draw:text-box>
            <text:p text:style-name="P2"><text:span text:style-name="T1">SE04</text:span></text:p>
          </draw:text-box>
        </draw:frame>
        <draw:frame draw:style-name="gr2" draw:text-style-name="P1" draw:layer="layout" svg:width="1.161cm" svg:height="0.91cm" svg:x="10.639cm" svg:y="5.2cm">
          <draw:text-box>
            <text:p text:style-name="P2"><text:span text:style-name="T1">S</text:span><text:span text:style-name="T1">E</text:span><text:span text:style-name="T1">0</text:span><text:span text:style-name="T1">3</text:span></text:p>
          </draw:text-box>
        </draw:frame>
        <draw:path draw:style-name="gr3" draw:text-style-name="P1" draw:layer="layout" svg:width="3.398cm" svg:height="2.634cm" svg:x="14.802cm" svg:y="2.466cm" svg:viewBox="0 0 3399 2635" svg:d="M0 0h557c523 0 968 110 1421 353s779 544 1040 964c262 421 381 833 381 1318">
          <text:p/>
        </draw:path>
        <draw:frame draw:style-name="gr4" draw:text-style-name="P1" draw:layer="layout" svg:width="1.981cm" svg:height="0.707cm" svg:x="17.219cm" svg:y="5.195cm">
          <draw:text-box>
            <text:p text:style-name="P2"><text:span text:style-name="T2">Up</text:span></text:p>
          </draw:text-box>
        </draw:frame>
        <draw:frame draw:style-name="gr4" draw:text-style-name="P1" draw:layer="layout" svg:width="1.981cm" svg:height="0.707cm" svg:x="12.819cm" svg:y="2.1cm">
          <draw:text-box>
            <text:p text:style-name="P2"><text:span text:style-name="T2">Down</text:span></text:p>
          </draw:text-box>
        </draw:frame>
        <draw:frame draw:style-name="gr4" draw:text-style-name="P1" draw:layer="layout" svg:width="1.476cm" svg:height="0.706cm" svg:x="7.324cm" svg:y="8.1cm">
          <draw:text-box>
            <text:p text:style-name="P2"><text:span text:style-name="T3">T</text:span><text:span text:style-name="T3">C</text:span><text:span text:style-name="T3">_</text:span><text:span text:style-name="T3">0</text:span><text:span text:style-name="T3">0</text:span></text:p>
          </draw:text-box>
        </draw:frame>
        <draw:frame draw:style-name="gr4" draw:text-style-name="P1" draw:layer="layout" svg:width="1.476cm" svg:height="0.706cm" svg:x="7.2cm" svg:y="5.5cm">
          <draw:text-box>
            <text:p text:style-name="P2"><text:span text:style-name="T3">T</text:span><text:span text:style-name="T3">C</text:span><text:span text:style-name="T3">_</text:span><text:span text:style-name="T3">0</text:span><text:span text:style-name="T3">1</text:span></text:p>
          </draw:text-box>
        </draw:frame>
        <draw:frame draw:style-name="gr4" draw:text-style-name="P1" draw:layer="layout" svg:width="1.476cm" svg:height="0.706cm" svg:x="12.324cm" svg:y="5.7cm">
          <draw:text-box>
            <text:p text:style-name="P2"><text:span text:style-name="T3">TC_02</text:span></text:p>
          </draw:text-box>
        </draw:frame>
        <draw:frame draw:style-name="gr4" draw:text-style-name="P1" draw:layer="layout" svg:width="1.476cm" svg:height="0.706cm" svg:x="12.2cm" svg:y="8.094cm">
          <draw:text-box>
            <text:p text:style-name="P2"><text:span text:style-name="T3">T</text:span><text:span text:style-name="T3">C</text:span><text:span text:style-name="T3">_</text:span><text:span text:style-name="T3">0</text:span><text:span text:style-name="T3">3</text:span></text:p>
          </draw:text-box>
        </draw:frame>
      </draw:page>
      <draw:page draw:name="Page-2" draw:style-name="dp1" draw:master-page-name="PM1">
        <draw:path draw:style-name="gr1" draw:text-style-name="P1" draw:layer="layout" svg:width="5.34cm" svg:height="2.931cm" svg:x="10.903cm" svg:y="13.408cm" svg:viewBox="0 0 5341 2932" svg:d="M0 0h3052 1c421 0 779 88 1144 281 365 192 627 432 837 766 211 334 307 662 307 1047v838">
          <text:p/>
        </draw:path>
        <draw:path draw:style-name="gr1" draw:text-style-name="P1" draw:layer="layout" svg:width="5.34cm" svg:height="2.931cm" svg:x="10.903cm" svg:y="16.339cm" svg:viewBox="0 0 5341 2932" svg:d="M0 2932h3052 1c421 0 779-88 1144-281 365-192 627-432 837-766 211-334 307-662 307-1047v-838">
          <text:p/>
        </draw:path>
        <draw:path draw:style-name="gr1" draw:text-style-name="P1" draw:layer="layout" svg:width="5.34cm" svg:height="2.931cm" svg:x="5.563cm" svg:y="13.408cm" svg:viewBox="0 0 5341 2932" svg:d="M5341 0h-3053c-421 0-779 88-1144 281-365 192-627 432-837 766-211 334-307 662-307 1047v838">
          <text:p/>
        </draw:path>
        <draw:path draw:style-name="gr1" draw:text-style-name="P1" draw:layer="layout" svg:width="5.34cm" svg:height="2.931cm" svg:x="5.563cm" svg:y="16.339cm" svg:viewBox="0 0 5341 2932" svg:d="M5341 2932h-3053c-421 0-779-88-1144-281-365-192-627-432-837-766-211-334-307-662-307-1047v-838">
          <text:p/>
        </draw:path>
        <draw:path draw:style-name="gr1" draw:text-style-name="P1" draw:layer="layout" svg:width="4.19cm" svg:height="2.095cm" svg:x="10.903cm" svg:y="14.244cm" svg:viewBox="0 0 4191 2096" svg:d="M0 0h2395c331 0 612 63 898 201 286 137 492 309 657 548 166 238 241 473 241 748v599">
          <text:p/>
        </draw:path>
        <draw:path draw:style-name="gr1" draw:text-style-name="P1" draw:layer="layout" svg:width="4.19cm" svg:height="2.095cm" svg:x="10.903cm" svg:y="16.339cm" svg:viewBox="0 0 4191 2096" svg:d="M0 2096h2395c331 0 612-63 898-201 286-137 492-309 657-548 166-238 241-473 241-748v-599">
          <text:p/>
        </draw:path>
        <draw:path draw:style-name="gr1" draw:text-style-name="P1" draw:layer="layout" svg:width="4.19cm" svg:height="2.095cm" svg:x="6.713cm" svg:y="14.244cm" svg:viewBox="0 0 4191 2096" svg:d="M4191 0h-2395c-331 0-612 63-898 201-286 137-492 309-657 548-166 238-241 473-241 748v599">
          <text:p/>
        </draw:path>
        <draw:path draw:style-name="gr1" draw:text-style-name="P1" draw:layer="layout" svg:width="4.19cm" svg:height="2.095cm" svg:x="6.713cm" svg:y="16.339cm" svg:viewBox="0 0 4191 2096" svg:d="M4191 2096h-2395c-331 0-612-63-898-201-286-137-492-309-657-548-166-238-241-473-241-748v-599">
          <text:p/>
        </draw:path>
        <draw:path draw:style-name="gr1" draw:text-style-name="P1" draw:layer="layout" svg:width="6.512cm" svg:height="3.623cm" svg:x="10.903cm" svg:y="12.715cm" svg:viewBox="0 0 6513 3624" svg:d="M0 0h3722c513 0 950 109 1395 347s765 535 1022 947c257 413 374 818 374 1295v1035">
          <text:p/>
        </draw:path>
        <draw:path draw:style-name="gr1" draw:text-style-name="P1" draw:layer="layout" svg:width="6.512cm" svg:height="3.623cm" svg:x="10.903cm" svg:y="16.339cm" svg:viewBox="0 0 6513 3624" svg:d="M0 3624h3722c513 0 950-109 1395-347s765-535 1022-947c257-413 374-818 374-1295v-1035">
          <text:p/>
        </draw:path>
        <draw:path draw:style-name="gr1" draw:text-style-name="P1" draw:layer="layout" svg:width="6.512cm" svg:height="3.623cm" svg:x="4.39cm" svg:y="12.715cm" svg:viewBox="0 0 6513 3624" svg:d="M6513 0h-3722c-513 0-950 109-1395 347s-765 535-1022 947c-257 413-374 818-374 1295v1035">
          <text:p/>
        </draw:path>
        <draw:path draw:style-name="gr1" draw:text-style-name="P1" draw:layer="layout" svg:width="6.512cm" svg:height="3.623cm" svg:x="4.39cm" svg:y="16.339cm" svg:viewBox="0 0 6513 3624" svg:d="M6513 3624h-3722c-513 0-950-109-1395-347s-765-535-1022-947c-257-413-374-818-374-1295v-1035">
          <text:p/>
        </draw:path>
        <draw:line draw:style-name="gr1" draw:text-style-name="P1" draw:layer="layout" svg:x1="8.509cm" svg:y1="18.433cm" svg:x2="10.036cm" svg:y2="19.27cm">
          <text:p/>
        </draw:line>
        <draw:line draw:style-name="gr1" draw:text-style-name="P1" draw:layer="layout" svg:x1="10.903cm" svg:y1="19.269cm" svg:x2="12.207cm" svg:y2="19.963cm">
          <text:p/>
        </draw:line>
        <draw:line draw:style-name="gr1" draw:text-style-name="P1" draw:layer="layout" svg:x1="9.166cm" svg:y1="14.245cm" svg:x2="10.693cm" svg:y2="13.408cm">
          <text:p/>
        </draw:line>
        <draw:line draw:style-name="gr1" draw:text-style-name="P1" draw:layer="layout" svg:x1="11.337cm" svg:y1="13.409cm" svg:x2="12.641cm" svg:y2="12.715cm">
          <text:p/>
        </draw:line>
        <draw:frame draw:style-name="gr5" draw:text-style-name="P1" draw:layer="layout" svg:width="1.564cm" svg:height="0.84cm" svg:x="7.602cm" svg:y="17.641cm">
          <draw:text-box>
            <text:p text:style-name="P2"><text:span text:style-name="T1">A1</text:span></text:p>
          </draw:text-box>
        </draw:frame>
        <draw:frame draw:style-name="gr5" draw:text-style-name="P1" draw:layer="layout" svg:width="1.564cm" svg:height="0.84cm" svg:x="8.925cm" svg:y="19.086cm">
          <draw:text-box>
            <text:p text:style-name="P2"><text:span text:style-name="T1">A2</text:span></text:p>
          </draw:text-box>
        </draw:frame>
        <draw:frame draw:style-name="gr5" draw:text-style-name="P1" draw:layer="layout" svg:width="1.564cm" svg:height="0.84cm" svg:x="10.425cm" svg:y="18.586cm">
          <draw:text-box>
            <text:p text:style-name="P2"><text:span text:style-name="T1">A3</text:span></text:p>
          </draw:text-box>
        </draw:frame>
        <draw:frame draw:style-name="gr5" draw:text-style-name="P1" draw:layer="layout" svg:width="1.564cm" svg:height="0.84cm" svg:x="11.684cm" svg:y="19.291cm">
          <draw:text-box>
            <text:p text:style-name="P2"><text:span text:style-name="T1">A4</text:span></text:p>
          </draw:text-box>
        </draw:frame>
        <draw:frame draw:style-name="gr5" draw:text-style-name="P1" draw:layer="layout" svg:width="1.564cm" svg:height="0.84cm" svg:x="8.384cm" svg:y="14.168cm">
          <draw:text-box>
            <text:p text:style-name="P2"><text:span text:style-name="T1">A5</text:span></text:p>
          </draw:text-box>
        </draw:frame>
        <draw:frame draw:style-name="gr5" draw:text-style-name="P1" draw:layer="layout" svg:width="1.564cm" svg:height="0.84cm" svg:x="9.613cm" svg:y="12.775cm">
          <draw:text-box>
            <text:p text:style-name="P2"><text:span text:style-name="T1">A6</text:span></text:p>
          </draw:text-box>
        </draw:frame>
        <draw:frame draw:style-name="gr5" draw:text-style-name="P1" draw:layer="layout" svg:width="1.564cm" svg:height="0.84cm" svg:x="10.554cm" svg:y="13.313cm">
          <draw:text-box>
            <text:p text:style-name="P2"><text:span text:style-name="T1">A7</text:span></text:p>
          </draw:text-box>
        </draw:frame>
        <draw:frame draw:style-name="gr5" draw:text-style-name="P1" draw:layer="layout" svg:width="1.564cm" svg:height="0.84cm" svg:x="12.118cm" svg:y="11.91cm">
          <draw:text-box>
            <text:p text:style-name="P2"><text:span text:style-name="T1">A8</text:span></text:p>
          </draw:text-box>
        </draw:frame>
        <draw:line draw:style-name="gr1" draw:text-style-name="P1" draw:layer="layout" svg:x1="10.799cm" svg:y1="18.249cm" svg:x2="10.799cm" svg:y2="18.596cm">
          <text:p/>
        </draw:line>
        <draw:line draw:style-name="gr1" draw:text-style-name="P1" draw:layer="layout" svg:x1="6.897cm" svg:y1="16.339cm" svg:x2="6.55cm" svg:y2="16.339cm">
          <text:p/>
        </draw:line>
        <draw:line draw:style-name="gr1" draw:text-style-name="P1" draw:layer="layout" svg:x1="5.762cm" svg:y1="16.339cm" svg:x2="5.415cm" svg:y2="16.339cm">
          <text:p/>
        </draw:line>
        <draw:line draw:style-name="gr1" draw:text-style-name="P1" draw:layer="layout" svg:x1="4.558cm" svg:y1="16.339cm" svg:x2="4.211cm" svg:y2="16.339cm">
          <text:p/>
        </draw:line>
        <draw:line draw:style-name="gr1" draw:text-style-name="P1" draw:layer="layout" svg:x1="16.39cm" svg:y1="16.339cm" svg:x2="16.043cm" svg:y2="16.339cm">
          <text:p/>
        </draw:line>
        <draw:line draw:style-name="gr1" draw:text-style-name="P1" draw:layer="layout" svg:x1="15.244cm" svg:y1="16.339cm" svg:x2="14.897cm" svg:y2="16.339cm">
          <text:p/>
        </draw:line>
        <draw:line draw:style-name="gr1" draw:text-style-name="P1" draw:layer="layout" svg:x1="17.606cm" svg:y1="16.339cm" svg:x2="17.259cm" svg:y2="16.339cm">
          <text:p/>
        </draw:line>
        <draw:line draw:style-name="gr1" draw:text-style-name="P1" draw:layer="layout" svg:x1="11.493cm" svg:y1="14.081cm" svg:x2="11.493cm" svg:y2="14.428cm">
          <text:p/>
        </draw:line>
        <draw:line draw:style-name="gr1" draw:text-style-name="P1" draw:layer="layout" svg:x1="13.681cm" svg:y1="13.213cm" svg:x2="13.681cm" svg:y2="13.56cm">
          <text:p/>
        </draw:line>
        <draw:line draw:style-name="gr1" draw:text-style-name="P1" draw:layer="layout" svg:x1="14.202cm" svg:y1="12.518cm" svg:x2="14.202cm" svg:y2="12.865cm">
          <text:p/>
        </draw:line>
        <draw:line draw:style-name="gr1" draw:text-style-name="P1" draw:layer="layout" svg:x1="8.02cm" svg:y1="13.213cm" svg:x2="8.02cm" svg:y2="13.56cm">
          <text:p/>
        </draw:line>
        <draw:line draw:style-name="gr1" draw:text-style-name="P1" draw:layer="layout" svg:x1="9.235cm" svg:y1="12.518cm" svg:x2="9.235cm" svg:y2="12.865cm">
          <text:p/>
        </draw:line>
        <draw:line draw:style-name="gr1" draw:text-style-name="P1" draw:layer="layout" svg:x1="8.092cm" svg:y1="19.08cm" svg:x2="8.092cm" svg:y2="19.427cm">
          <text:p/>
        </draw:line>
        <draw:line draw:style-name="gr1" draw:text-style-name="P1" draw:layer="layout" svg:x1="10.035cm" svg:y1="19.807cm" svg:x2="10.035cm" svg:y2="20.154cm">
          <text:p/>
        </draw:line>
        <draw:line draw:style-name="gr1" draw:text-style-name="P1" draw:layer="layout" svg:x1="13.942cm" svg:y1="19.812cm" svg:x2="13.942cm" svg:y2="20.159cm">
          <text:p/>
        </draw:line>
        <draw:line draw:style-name="gr1" draw:text-style-name="P1" draw:layer="layout" svg:x1="13.073cm" svg:y1="19.105cm" svg:x2="13.073cm" svg:y2="19.452cm">
          <text:p/>
        </draw:line>
        <draw:line draw:style-name="gr1" draw:text-style-name="P1" draw:layer="layout" svg:x1="7.95cm" svg:y1="14.168cm" svg:x2="7.95cm" svg:y2="14.515cm">
          <text:p/>
        </draw:line>
        <draw:line draw:style-name="gr1" draw:text-style-name="P1" draw:layer="layout" svg:x1="7.516cm" svg:y1="17.988cm" svg:x2="7.516cm" svg:y2="18.335cm">
          <text:p/>
        </draw:line>
        <draw:frame draw:style-name="gr2" draw:text-style-name="P1" draw:layer="layout" svg:width="1.564cm" svg:height="0.91cm" svg:x="14.983cm" svg:y="15.602cm">
          <draw:text-box>
            <text:p text:style-name="P2"><text:span text:style-name="T1">C12</text:span></text:p>
          </draw:text-box>
        </draw:frame>
        <draw:frame draw:style-name="gr2" draw:text-style-name="P1" draw:layer="layout" svg:width="1.564cm" svg:height="0.91cm" svg:x="13.681cm" svg:y="19.249cm">
          <draw:text-box>
            <text:p text:style-name="P2"><text:span text:style-name="T1">C13</text:span></text:p>
          </draw:text-box>
        </draw:frame>
        <draw:frame draw:style-name="gr2" draw:text-style-name="P1" draw:layer="layout" svg:width="1.161cm" svg:height="0.91cm" svg:x="7.082cm" svg:y="18.555cm">
          <draw:text-box>
            <text:p text:style-name="P2"><text:span text:style-name="T1">C8</text:span></text:p>
          </draw:text-box>
        </draw:frame>
        <draw:frame draw:style-name="gr2" draw:text-style-name="P1" draw:layer="layout" svg:width="1.161cm" svg:height="0.91cm" svg:x="6.502cm" svg:y="15.602cm">
          <draw:text-box>
            <text:p text:style-name="P2"><text:span text:style-name="T1">C3</text:span></text:p>
          </draw:text-box>
        </draw:frame>
        <draw:frame draw:style-name="gr2" draw:text-style-name="P1" draw:layer="layout" svg:width="1.161cm" svg:height="0.91cm" svg:x="7.37cm" svg:y="14.428cm">
          <draw:text-box>
            <text:p text:style-name="P2"><text:span text:style-name="T1">C4</text:span></text:p>
          </draw:text-box>
        </draw:frame>
        <draw:frame draw:style-name="gr2" draw:text-style-name="P1" draw:layer="layout" svg:width="1.161cm" svg:height="0.91cm" svg:x="5.46cm" svg:y="15.602cm">
          <draw:text-box>
            <text:p text:style-name="P2"><text:span text:style-name="T1">C9</text:span></text:p>
          </draw:text-box>
        </draw:frame>
        <draw:frame draw:style-name="gr2" draw:text-style-name="P1" draw:layer="layout" svg:width="1.161cm" svg:height="0.91cm" svg:x="10.61cm" svg:y="17.687cm">
          <draw:text-box>
            <text:p text:style-name="P2"><text:span text:style-name="T1">C1</text:span></text:p>
          </draw:text-box>
        </draw:frame>
        <draw:frame draw:style-name="gr2" draw:text-style-name="P1" draw:layer="layout" svg:width="1.161cm" svg:height="0.91cm" svg:x="12.868cm" svg:y="18.555cm">
          <draw:text-box>
            <text:p text:style-name="P2"><text:span text:style-name="T1">C7</text:span></text:p>
          </draw:text-box>
        </draw:frame>
        <draw:frame draw:style-name="gr2" draw:text-style-name="P1" draw:layer="layout" svg:width="1.564cm" svg:height="0.91cm" svg:x="12.378cm" svg:y="13.279cm">
          <draw:text-box>
            <text:p text:style-name="P2"><text:span text:style-name="T1">C11</text:span></text:p>
          </draw:text-box>
        </draw:frame>
        <draw:frame draw:style-name="gr2" draw:text-style-name="P1" draw:layer="layout" svg:width="1.564cm" svg:height="0.91cm" svg:x="4.13cm" svg:y="15.602cm">
          <draw:text-box>
            <text:p text:style-name="P2"><text:span text:style-name="T1">C15</text:span></text:p>
          </draw:text-box>
        </draw:frame>
        <draw:frame draw:style-name="gr2" draw:text-style-name="P1" draw:layer="layout" svg:width="1.161cm" svg:height="0.91cm" svg:x="14.083cm" svg:y="15.602cm">
          <draw:text-box>
            <text:p text:style-name="P2"><text:span text:style-name="T1">C6</text:span></text:p>
          </draw:text-box>
        </draw:frame>
        <draw:frame draw:style-name="gr2" draw:text-style-name="P1" draw:layer="layout" svg:width="1.564cm" svg:height="0.91cm" svg:x="9.86cm" svg:y="19.77cm">
          <draw:text-box>
            <text:p text:style-name="P2"><text:span text:style-name="T1">C14</text:span></text:p>
          </draw:text-box>
        </draw:frame>
        <draw:frame draw:style-name="gr2" draw:text-style-name="P1" draw:layer="layout" svg:width="1.476cm" svg:height="0.91cm" svg:x="7.864cm" svg:y="13.258cm">
          <draw:text-box>
            <text:p text:style-name="P2"><text:span text:style-name="T1">C10</text:span></text:p>
          </draw:text-box>
        </draw:frame>
        <draw:frame draw:style-name="gr2" draw:text-style-name="P1" draw:layer="layout" svg:width="1.161cm" svg:height="0.91cm" svg:x="11.305cm" svg:y="14.126cm">
          <draw:text-box>
            <text:p text:style-name="P2"><text:span text:style-name="T1">C5</text:span></text:p>
          </draw:text-box>
        </draw:frame>
        <draw:frame draw:style-name="gr2" draw:text-style-name="P1" draw:layer="layout" svg:width="1.564cm" svg:height="0.91cm" svg:x="9.079cm" svg:y="11.889cm">
          <draw:text-box>
            <text:p text:style-name="P2"><text:span text:style-name="T1">C16</text:span></text:p>
          </draw:text-box>
        </draw:frame>
        <draw:frame draw:style-name="gr2" draw:text-style-name="P1" draw:layer="layout" svg:width="1.564cm" svg:height="0.91cm" svg:x="13.941cm" svg:y="11.865cm">
          <draw:text-box>
            <text:p text:style-name="P2"><text:span text:style-name="T1">C17</text:span></text:p>
          </draw:text-box>
        </draw:frame>
        <draw:frame draw:style-name="gr2" draw:text-style-name="P1" draw:layer="layout" svg:width="1.564cm" svg:height="0.91cm" svg:x="16.112cm" svg:y="15.602cm">
          <draw:text-box>
            <text:p text:style-name="P2"><text:span text:style-name="T1">C18</text:span></text:p>
          </draw:text-box>
        </draw:frame>
        <draw:frame draw:style-name="gr2" draw:text-style-name="P1" draw:layer="layout" svg:width="1.161cm" svg:height="0.91cm" svg:x="6.754cm" svg:y="17.889cm">
          <draw:text-box>
            <text:p text:style-name="P2"><text:span text:style-name="T1">C2</text:span></text:p>
          </draw:text-box>
        </draw:frame>
        <draw:line draw:style-name="gr1" draw:text-style-name="P1" draw:layer="layout" svg:x1="10.615cm" svg:y1="19.178cm" svg:x2="10.615cm" svg:y2="19.525cm">
          <text:p/>
        </draw:line>
        <draw:frame draw:style-name="gr2" draw:text-style-name="P1" draw:layer="layout" svg:width="1.161cm" svg:height="0.91cm" svg:x="9.959cm" svg:y="18.518cm">
          <draw:text-box>
            <text:p text:style-name="P2"><text:span text:style-name="T1">C19</text:span></text:p>
          </draw:text-box>
        </draw:frame>
        <draw:line draw:style-name="gr1" draw:text-style-name="P1" draw:layer="layout" svg:x1="11.031cm" svg:y1="13.226cm" svg:x2="11.031cm" svg:y2="13.573cm">
          <text:p/>
        </draw:line>
        <draw:frame draw:style-name="gr2" draw:text-style-name="P1" draw:layer="layout" svg:width="1.161cm" svg:height="0.91cm" svg:x="10.491cm" svg:y="12.596cm">
          <draw:text-box>
            <text:p text:style-name="P2"><text:span text:style-name="T1">C20</text:span></text:p>
          </draw:text-box>
        </draw:frame>
        <draw:path draw:style-name="gr6" draw:text-style-name="P1" draw:layer="layout" svg:width="7.58cm" svg:height="3.88cm" svg:x="10cm" svg:y="16.32cm" svg:viewBox="0 0 7581 3881" svg:d="M0 3881h4332 1c598 0 1106-116 1624-371 518-256 890-573 1189-1015s435-876 435-1386v-1109">
          <text:p/>
        </draw:path>
        <draw:line draw:style-name="gr6" draw:text-style-name="P1" draw:layer="layout" svg:x1="10.75cm" svg:y1="19.428cm" svg:x2="12.001cm" svg:y2="20.201cm">
          <text:p/>
        </draw:line>
        <draw:line draw:style-name="gr6" draw:text-style-name="P1" draw:layer="layout" svg:x1="10.75cm" svg:y1="19.428cm" svg:x2="12.869cm" svg:y2="19.465cm">
          <text:p/>
        </draw:line>
        <draw:path draw:style-name="gr7" draw:text-style-name="P1" draw:layer="layout" svg:width="3.398cm" svg:height="2.634cm" svg:x="14.202cm" svg:y="12.582cm" svg:viewBox="0 0 3399 2635" svg:d="M0 0h557c523 0 968 110 1421 353s779 544 1040 964c262 421 381 833 381 1318">
          <text:p/>
        </draw:path>
        <draw:line draw:style-name="gr7" draw:text-style-name="P1" draw:layer="layout" svg:x1="17.58cm" svg:y1="16.321cm" svg:x2="17.601cm" svg:y2="15.2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1" svg:font-family="'Courier New'"/>
    <style:font-face style:name="Calibri" svg:font-family="Calibri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09T22:12:37.173219385</dc:date>
    <dc:description/>
    <dc:language>en-US</dc:language>
    <dc:subject/>
    <dc:title/>
    <meta:creation-date>2017-02-25T22:37:49Z</meta:creation-date>
    <meta:initial-creator>AYRAULT Philippe</meta:initial-creator>
    <meta:keyword/>
    <meta:generator>LibreOffice/5.1.6.2.0$Linux_X86_64 LibreOffice_project/10$Build-2</meta:generator>
    <meta:editing-duration>PT7M33S</meta:editing-duration>
    <meta:editing-cycles>2</meta:editing-cycles>
    <meta:document-statistic meta:object-count="96"/>
    <meta:user-defined meta:name="category"/>
    <meta:user-defined meta:name="company">SYSTRA</meta:user-defined>
  </office:meta>
</office:document-meta>
</file>